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Általános" style:font-family-generic="swiss" style:font-pitch="variable"/>
    <style:font-face style:name="Linux Libertine G" svg:font-family="'Linux Libertine G'"/>
    <style:font-face style:name="Linux Libertine G1" svg:font-family="'Linux Libertine G'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agyar Linux Libertine G" svg:font-family="'Magyar Linux Libertine G'" style:font-adornments="Általános" style:font-pitch="variable"/>
    <style:font-face style:name="OpenSymbol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.101cm" fo:margin-bottom="0.101cm" style:contextual-spacing="false" fo:text-align="center" style:justify-single-word="false" fo:padding="0.049cm" fo:border="0.06pt solid #000000"/>
      <style:text-properties style:font-name="Linux Libertine G" fo:font-style="normal" style:text-underline-style="none" fo:font-weight="bold" style:font-style-asian="normal" style:font-weight-asian="bold" style:font-style-complex="normal" style:font-weight-complex="bold"/>
    </style:style>
    <style:style style:name="P2" style:family="paragraph" style:parent-style-name="Lehetőségek">
      <style:text-properties officeooo:rsid="001d01fa" officeooo:paragraph-rsid="001d01fa"/>
    </style:style>
    <style:style style:name="P3" style:family="paragraph" style:parent-style-name="Lehetőségek">
      <style:text-properties officeooo:paragraph-rsid="001d01fa"/>
    </style:style>
    <style:style style:name="P4" style:family="paragraph" style:parent-style-name="Lehetőségek">
      <style:text-properties officeooo:paragraph-rsid="0005ba01"/>
    </style:style>
    <style:style style:name="P5" style:family="paragraph" style:parent-style-name="Kérdések">
      <style:text-properties style:font-name="Liberation Sans" officeooo:paragraph-rsid="00079516" style:font-name-asian="Times New Roman" style:font-name-complex="Times New Roman"/>
    </style:style>
    <style:style style:name="P6" style:family="paragraph" style:parent-style-name="Lehetőségek">
      <style:text-properties style:font-name="Liberation Sans" officeooo:paragraph-rsid="003807a6" style:font-name-asian="Times New Roman" style:font-name-complex="Times New Roman"/>
    </style:style>
    <style:style style:name="P7" style:family="paragraph" style:parent-style-name="Kérdések">
      <style:text-properties style:font-name="DejaVu Sans" style:font-name-asian="Times New Roman" style:font-name-complex="Times New Roman"/>
    </style:style>
    <style:style style:name="P8" style:family="paragraph" style:parent-style-name="Kérdések">
      <style:text-properties officeooo:rsid="001d01fa" officeooo:paragraph-rsid="001d01fa"/>
    </style:style>
    <style:style style:name="P9" style:family="paragraph" style:parent-style-name="Kérdések">
      <style:text-properties officeooo:paragraph-rsid="0009d531"/>
    </style:style>
    <style:style style:name="P10" style:family="paragraph" style:parent-style-name="Lehetőségek">
      <style:text-properties officeooo:paragraph-rsid="0009d531"/>
    </style:style>
    <style:style style:name="P11" style:family="paragraph" style:parent-style-name="Kérdések">
      <style:text-properties officeooo:rsid="002136dd" officeooo:paragraph-rsid="002136dd"/>
    </style:style>
    <style:style style:name="P12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</style:style>
    <style:style style:name="P13" style:family="paragraph" style:parent-style-name="Kérdések">
      <style:text-properties style:font-name="DejaVu Sans" officeooo:paragraph-rsid="0009d531" style:font-name-asian="Times New Roman" style:font-name-complex="Times New Roman"/>
    </style:style>
    <style:style style:name="P14" style:family="paragraph" style:parent-style-name="Lehetőségek">
      <style:text-properties style:font-name="Times New Roman" officeooo:paragraph-rsid="0009d531" style:font-name-asian="Times New Roman" style:font-name-complex="Times New Roman"/>
    </style:style>
    <style:style style:name="P15" style:family="paragraph" style:parent-style-name="Kérdések">
      <style:text-properties style:font-name="Liberation Sans" officeooo:rsid="002409b6" officeooo:paragraph-rsid="002409b6" style:font-name-asian="Times New Roman" style:font-name-complex="Times New Roman"/>
    </style:style>
    <style:style style:name="P16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  <style:text-properties style:font-name="Liberation Sans" officeooo:rsid="002409b6" officeooo:paragraph-rsid="002409b6" style:font-name-asian="Times New Roman" style:font-name-complex="Times New Roman"/>
    </style:style>
    <style:style style:name="P17" style:family="paragraph" style:parent-style-name="Kérdések">
      <style:text-properties style:font-name="Liberation Sans" style:font-name-asian="Times New Roman" style:font-name-complex="Times New Roman"/>
    </style:style>
    <style:style style:name="P18" style:family="paragraph" style:parent-style-name="Lehetőségek">
      <style:text-properties officeooo:paragraph-rsid="000d0d28"/>
    </style:style>
    <style:style style:name="P19" style:family="paragraph" style:parent-style-name="Kérdések" style:list-style-name="Kérdések_20_száma">
      <style:text-properties officeooo:paragraph-rsid="004e950f"/>
    </style:style>
    <style:style style:name="P20" style:family="paragraph" style:parent-style-name="Lehetőségek">
      <style:text-properties officeooo:rsid="004e950f" officeooo:paragraph-rsid="004e950f"/>
    </style:style>
    <style:style style:name="P21" style:family="paragraph" style:parent-style-name="Kérdések">
      <style:text-properties style:font-name="Liberation Sans" officeooo:rsid="002060da" officeooo:paragraph-rsid="002060da" style:font-name-asian="Times New Roman" style:font-name-complex="Times New Roman"/>
    </style:style>
    <style:style style:name="P22" style:family="paragraph" style:parent-style-name="Lehetőségek">
      <style:text-properties style:font-name="Liberation Sans" officeooo:rsid="002060da" officeooo:paragraph-rsid="00432bdf" style:font-name-asian="Times New Roman" style:font-name-complex="Times New Roman"/>
    </style:style>
    <style:style style:name="P23" style:family="paragraph" style:parent-style-name="Kérdések">
      <style:text-properties style:font-name="Liberation Sans" officeooo:rsid="0045103d" officeooo:paragraph-rsid="0045103d" style:font-name-asian="Times New Roman" style:font-name-complex="Times New Roman"/>
    </style:style>
    <style:style style:name="P24" style:family="paragraph" style:parent-style-name="Lehetőségek">
      <style:text-properties style:font-name="Liberation Sans" officeooo:rsid="0045103d" officeooo:paragraph-rsid="0049ef59" style:font-name-asian="Times New Roman" style:font-name-complex="Times New Roman"/>
    </style:style>
    <style:style style:name="P25" style:family="paragraph" style:parent-style-name="Lehetőségek">
      <style:text-properties style:font-name="Liberation Sans" officeooo:paragraph-rsid="0009d531" style:font-name-asian="Times New Roman" style:font-name-complex="Times New Roman"/>
    </style:style>
    <style:style style:name="P26" style:family="paragraph" style:parent-style-name="Kérdések">
      <style:text-properties style:font-name="DejaVu Sans"/>
    </style:style>
    <style:style style:name="P27" style:family="paragraph" style:parent-style-name="Lehetőségek">
      <style:text-properties style:font-name="Liberation Sans" officeooo:paragraph-rsid="00432bdf" style:font-name-asian="Times New Roman" style:font-name-complex="Times New Roman"/>
    </style:style>
    <style:style style:name="P28" style:family="paragraph" style:parent-style-name="Kérdések">
      <style:text-properties style:font-name="DejaVu Sans" officeooo:rsid="00157801" officeooo:paragraph-rsid="00157801" style:font-name-asian="Times New Roman" style:font-name-complex="Times New Roman"/>
    </style:style>
    <style:style style:name="P29" style:family="paragraph" style:parent-style-name="Lehetőségek">
      <style:text-properties style:font-name="Liberation Sans" officeooo:paragraph-rsid="00157801" style:font-name-asian="Times New Roman" style:font-name-complex="Times New Roman"/>
    </style:style>
    <style:style style:name="P30" style:family="paragraph" style:parent-style-name="Kérdések">
      <style:text-properties style:font-name="DejaVu Sans" officeooo:rsid="0014b297" officeooo:paragraph-rsid="0014b297" style:font-name-asian="Times New Roman" style:font-name-complex="Times New Roman"/>
    </style:style>
    <style:style style:name="P31" style:family="paragraph" style:parent-style-name="Lehetőségek">
      <style:text-properties style:font-name="Times New Roman" officeooo:paragraph-rsid="0014b297" style:font-name-asian="Times New Roman" style:font-name-complex="Times New Roman"/>
    </style:style>
    <style:style style:name="P32" style:family="paragraph" style:parent-style-name="Kérdések">
      <style:text-properties style:font-name="Liberation Sans" officeooo:rsid="0010feb7" officeooo:paragraph-rsid="0010feb7" style:font-name-asian="Times New Roman" style:font-name-complex="Times New Roman"/>
    </style:style>
    <style:style style:name="P33" style:family="paragraph" style:parent-style-name="Lehetőségek">
      <style:text-properties style:font-name="Liberation Sans" officeooo:rsid="0010feb7" officeooo:paragraph-rsid="0023229d" style:font-name-asian="Times New Roman" style:font-name-complex="Times New Roman"/>
    </style:style>
    <style:style style:name="P34" style:family="paragraph" style:parent-style-name="Kérdések">
      <style:text-properties style:font-name="Liberation Sans" officeooo:paragraph-rsid="0009d531" style:font-name-asian="Times New Roman" style:font-name-complex="Times New Roman"/>
    </style:style>
    <style:style style:name="P35" style:family="paragraph" style:parent-style-name="Lehetőségek">
      <style:text-properties style:font-name="Liberation Sans" officeooo:paragraph-rsid="0045103d" style:font-name-asian="Times New Roman" style:font-name-complex="Times New Roman"/>
    </style:style>
    <style:style style:name="P36" style:family="paragraph" style:parent-style-name="Kérdések">
      <style:text-properties style:font-name="Liberation Sans" officeooo:rsid="002136dd" officeooo:paragraph-rsid="002136dd" style:font-name-asian="Times New Roman" style:font-name-complex="Times New Roman"/>
    </style:style>
    <style:style style:name="P37" style:family="paragraph" style:parent-style-name="Kérdések">
      <style:text-properties style:font-name="Liberation Sans" officeooo:rsid="00298b91" officeooo:paragraph-rsid="00298b91" style:font-name-asian="Times New Roman" style:font-name-complex="Times New Roman"/>
    </style:style>
    <style:style style:name="P38" style:family="paragraph" style:parent-style-name="Lehetőségek">
      <style:text-properties officeooo:paragraph-rsid="0016e34c"/>
    </style:style>
    <style:style style:name="P39" style:family="paragraph" style:parent-style-name="Lehetőségek">
      <style:text-properties style:font-name="Liberation Sans" officeooo:rsid="0045103d" officeooo:paragraph-rsid="0045103d" style:font-name-asian="Times New Roman" style:font-name-complex="Times New Roman"/>
    </style:style>
    <style:style style:name="P40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1" officeooo:paragraph-rsid="004e950f" style:font-name-asian="Times New Roman" style:font-name-complex="Times New Roman"/>
    </style:style>
    <style:style style:name="P41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1" style:font-name-asian="Times New Roman" style:font-name-complex="Times New Roman"/>
    </style:style>
    <style:style style:name="P42" style:family="paragraph" style:parent-style-name="Tabulátoros">
      <style:paragraph-properties fo:padding="0cm" fo:border="none" style:shadow="none" style:join-border="false"/>
      <style:text-properties style:font-name="Linux Libertine G1" style:font-name-asian="Times New Roman" style:font-name-complex="Times New Roman"/>
    </style:style>
    <style:style style:name="P43" style:family="paragraph" style:parent-style-name="Tabulátoros">
      <style:text-properties style:font-name="Linux Libertine G1" style:font-name-asian="Times New Roman" style:font-name-complex="Times New Roman"/>
    </style:style>
    <style:style style:name="P44" style:family="paragraph" style:parent-style-name="Tabulátoros">
      <style:text-properties style:font-name="Linux Libertine G1" officeooo:paragraph-rsid="00199d73"/>
    </style:style>
    <style:style style:name="P45" style:family="paragraph" style:parent-style-name="Tabulátoros">
      <style:text-properties style:font-name="Linux Libertine G1" officeooo:paragraph-rsid="0015e47a"/>
    </style:style>
    <style:style style:name="P46" style:family="paragraph" style:parent-style-name="Kérdések">
      <style:paragraph-properties fo:break-before="page"/>
      <style:text-properties style:font-name="Liberation Sans" style:font-name-asian="Times New Roman" style:font-name-complex="Times New Roman"/>
    </style:style>
    <style:style style:name="P47" style:family="paragraph" style:parent-style-name="Lehetőségek">
      <style:text-properties style:font-name="Liberation Sans" style:font-name-asian="Times New Roman" style:font-name-complex="Times New Roman"/>
    </style:style>
    <style:style style:name="P48" style:family="paragraph" style:parent-style-name="Kérdések">
      <style:text-properties style:font-name="Linux Libertine G1" style:font-name-asian="Times New Roman" style:font-name-complex="Times New Roman"/>
    </style:style>
    <style:style style:name="T1" style:family="text">
      <style:text-properties officeooo:rsid="0026607f"/>
    </style:style>
    <style:style style:name="T2" style:family="text">
      <style:text-properties officeooo:rsid="00370410"/>
    </style:style>
    <style:style style:name="T3" style:family="text">
      <style:text-properties officeooo:rsid="005a308b"/>
    </style:style>
    <style:style style:name="T4" style:family="text">
      <style:text-properties officeooo:rsid="001d01fa"/>
    </style:style>
    <style:style style:name="T5" style:family="text">
      <style:text-properties officeooo:rsid="0005ba01"/>
    </style:style>
    <style:style style:name="T6" style:family="text">
      <style:text-properties officeooo:rsid="004135dd"/>
    </style:style>
    <style:style style:name="T7" style:family="text">
      <style:text-properties style:font-name="Liberation Sans" style:font-name-asian="Times New Roman" style:font-name-complex="Times New Roman"/>
    </style:style>
    <style:style style:name="T8" style:family="text">
      <style:text-properties style:font-name-asian="Times New Roman" style:font-name-complex="Times New Roman"/>
    </style:style>
    <style:style style:name="T9" style:family="text">
      <style:text-properties officeooo:rsid="00379e72"/>
    </style:style>
    <style:style style:name="T10" style:family="text">
      <style:text-properties officeooo:rsid="00385e1f"/>
    </style:style>
    <style:style style:name="T11" style:family="text">
      <style:text-properties officeooo:rsid="001effa8"/>
    </style:style>
    <style:style style:name="T12" style:family="text">
      <style:text-properties style:font-name="Liberation Sans" officeooo:rsid="0013ef5e" style:font-name-asian="Times New Roman" style:font-name-complex="Times New Roman"/>
    </style:style>
    <style:style style:name="T13" style:family="text">
      <style:text-properties officeooo:rsid="00324d14"/>
    </style:style>
    <style:style style:name="T14" style:family="text">
      <style:text-properties officeooo:rsid="002136dd"/>
    </style:style>
    <style:style style:name="T15" style:family="text">
      <style:text-properties officeooo:rsid="0010d952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officeooo:rsid="005bb09d"/>
    </style:style>
    <style:style style:name="T18" style:family="text">
      <style:text-properties officeooo:rsid="0025a101"/>
    </style:style>
    <style:style style:name="T19" style:family="text">
      <style:text-properties officeooo:rsid="003dcd53"/>
    </style:style>
    <style:style style:name="T20" style:family="text">
      <style:text-properties officeooo:rsid="00432bdf"/>
    </style:style>
    <style:style style:name="T21" style:family="text">
      <style:text-properties officeooo:rsid="000b435e"/>
    </style:style>
    <style:style style:name="T22" style:family="text">
      <style:text-properties style:font-name="Liberation Sans" officeooo:rsid="000b435e" style:font-name-asian="Times New Roman" style:font-name-complex="Times New Roman"/>
    </style:style>
    <style:style style:name="T23" style:family="text">
      <style:text-properties style:font-name="Liberation Sans" officeooo:rsid="000d0d28" style:font-name-asian="Times New Roman" style:font-name-complex="Times New Roman"/>
    </style:style>
    <style:style style:name="T24" style:family="text">
      <style:text-properties style:font-name="Liberation Sans" officeooo:rsid="00370410" style:font-name-asian="Times New Roman" style:font-name-complex="Times New Roman"/>
    </style:style>
    <style:style style:name="T25" style:family="text">
      <style:text-properties style:font-name="Liberation Sans" officeooo:rsid="004ba9d9" style:font-name-asian="Times New Roman" style:font-name-complex="Times New Roman"/>
    </style:style>
    <style:style style:name="T26" style:family="text">
      <style:text-properties style:font-name="Liberation Sans" officeooo:rsid="00511281" style:font-name-asian="Times New Roman" style:font-name-complex="Times New Roman"/>
    </style:style>
    <style:style style:name="T27" style:family="text">
      <style:text-properties style:font-name="Liberation Sans" officeooo:rsid="004fdb71" style:font-name-asian="Times New Roman" style:font-name-complex="Times New Roman"/>
    </style:style>
    <style:style style:name="T28" style:family="text">
      <style:text-properties officeooo:rsid="005bb09d"/>
    </style:style>
    <style:style style:name="T29" style:family="text">
      <style:text-properties officeooo:rsid="00157801"/>
    </style:style>
    <style:style style:name="T30" style:family="text">
      <style:text-properties officeooo:rsid="0015e47a"/>
    </style:style>
    <style:style style:name="T31" style:family="text">
      <style:text-properties officeooo:rsid="002cc38d"/>
    </style:style>
    <style:style style:name="T32" style:family="text">
      <style:text-properties officeooo:rsid="004631fc"/>
    </style:style>
    <style:style style:name="T33" style:family="text">
      <style:text-properties officeooo:rsid="002b97e9"/>
    </style:style>
    <style:style style:name="T34" style:family="text">
      <style:text-properties style:font-name="Liberation Sans" officeooo:rsid="0014b297"/>
    </style:style>
    <style:style style:name="T35" style:family="text">
      <style:text-properties officeooo:rsid="0023229d"/>
    </style:style>
    <style:style style:name="T36" style:family="text">
      <style:text-properties officeooo:rsid="0045103d"/>
    </style:style>
    <style:style style:name="T37" style:family="text">
      <style:text-properties officeooo:rsid="0022d739"/>
    </style:style>
    <style:style style:name="T38" style:family="text">
      <style:text-properties style:font-name="Liberation Sans" officeooo:rsid="00091d96" style:font-name-asian="Times New Roman" style:font-name-complex="Times New Roman"/>
    </style:style>
    <style:style style:name="T39" style:family="text">
      <style:text-properties style:font-name="Liberation Sans" officeooo:rsid="002ad0a6" style:font-name-asian="Times New Roman" style:font-name-complex="Times New Roman"/>
    </style:style>
    <style:style style:name="T40" style:family="text">
      <style:text-properties style:font-name="Liberation Sans" officeooo:rsid="0016e34c" style:font-name-asian="Times New Roman" style:font-name-complex="Times New Roman"/>
    </style:style>
    <style:style style:name="T41" style:family="text">
      <style:text-properties style:font-name="Liberation Sans" officeooo:rsid="002dc3d8" style:font-name-asian="Times New Roman" style:font-name-complex="Times New Roman"/>
    </style:style>
    <style:style style:name="T42" style:family="text">
      <style:text-properties style:font-name="Liberation Sans" officeooo:rsid="002f8b25" style:font-name-asian="Times New Roman" style:font-name-complex="Times New Roman"/>
    </style:style>
    <style:style style:name="T43" style:family="text">
      <style:text-properties fo:font-weight="normal" officeooo:rsid="00199d73" style:font-weight-asian="normal" style:font-weight-complex="normal"/>
    </style:style>
    <style:style style:name="T44" style:family="text">
      <style:text-properties fo:font-weight="normal" officeooo:rsid="00275da7" style:font-weight-asian="normal" style:font-weight-complex="normal"/>
    </style:style>
    <style:style style:name="T45" style:family="text">
      <style:text-properties fo:font-weight="bold" officeooo:rsid="00275da7" style:font-weight-asian="bold" style:font-weight-complex="bold"/>
    </style:style>
    <style:style style:name="T46" style:family="text">
      <style:text-properties fo:font-weight="bold" officeooo:rsid="00199d73" style:font-weight-asian="bold" style:font-weight-complex="bold"/>
    </style:style>
    <style:style style:name="T47" style:family="text">
      <style:text-properties fo:font-weight="normal" officeooo:rsid="00283efa" style:font-weight-asian="normal" style:font-weight-complex="normal"/>
    </style:style>
    <style:style style:name="T48" style:family="text">
      <style:text-properties fo:font-weight="normal" officeooo:rsid="0027e7ae" style:font-weight-asian="normal" style:font-weight-complex="normal"/>
    </style:style>
    <style:style style:name="T49" style:family="text">
      <style:text-properties fo:font-weight="bold" officeooo:rsid="0027e7ae" style:font-weight-asian="bold" style:font-weight-complex="bold"/>
    </style:style>
    <style:style style:name="T50" style:family="text">
      <style:text-properties fo:font-weight="bold" officeooo:rsid="00370410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33a754"/>
    </style:style>
    <style:style style:name="T53" style:family="text">
      <style:text-properties officeooo:rsid="0035321d"/>
    </style:style>
    <style:style style:name="T54" style:family="text">
      <style:text-properties officeooo:rsid="0026f266"/>
    </style:style>
    <style:style style:name="T55" style:family="text">
      <style:text-properties officeooo:rsid="00272e1b"/>
    </style:style>
    <style:style style:name="T56" style:family="text">
      <style:text-properties officeooo:rsid="0012c1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OpenSource KVÍZ</text:title></text:p>
      <text:p text:style-name="P1">Néhol több helyes válasz is lehetséges!</text:p>
      <text:list text:style-name="Kérdések_20_száma">
        <text:list-item>
          <text:p text:style-name="Kérdések"><text:span text:style-name="T1">Mikor megbízható</text:span> egy https kapcsolat?</text:p>
        </text:list-item>
      </text:list>
      <text:p text:style-name="P2">□ mindig<text:line-break/>□ sosem<text:line-break/>□ ha a tanúsítvány<text:span text:style-name="T2">t</text:span> megbízható szervezet írta alá<text:line-break/>□ ha a tanúsítvány nem járt le</text:p>
      <text:list text:continue-numbering="true" text:style-name="Kérdések_20_száma">
        <text:list-item>
          <text:p text:style-name="Kérdések">Melyik OpenStreetMap alapú szoftverrel érhető el akár országos lefedettségű offline, mobilos navigáció?</text:p>
        </text:list-item>
      </text:list>
      <text:p text:style-name="P2">□ OsmAnd<text:tab/>□ <text:span text:style-name="T3">Organic Maps</text:span><text:tab/>□ Google Maps<text:tab/>□ Here Maps</text:p>
      <text:list text:continue-numbering="true" text:style-name="Kérdések_20_száma">
        <text:list-item>
          <text:p text:style-name="Kérdések">Melyik a Fedora Project négy alapelve?</text:p>
        </text:list-item>
      </text:list>
      <text:p text:style-name="P3">□ <text:span text:style-name="T4">Csatlakozz, Tervezz, Programozz, Oszd meg<text:line-break/>□ Használd, Fejleszd, Fordítsd, Csomagold<text:line-break/>□ Ingyenesség, Könnyedség, Szárnyalás, Együtt<text:line-break/>□ Szabadság, Barátok, Képességek, Elsőként</text:span></text:p>
      <text:list text:continue-numbering="true" text:style-name="Kérdések_20_száma">
        <text:list-item>
          <text:p text:style-name="Kérdések">Ki férhet hozzá a felhőben (<text:span text:style-name="T5">G</text:span>oogle, <text:span text:style-name="T5">F</text:span>acebook, ...) tárolt adat<text:span text:style-name="T6">aidhoz</text:span>?</text:p>
        </text:list-item>
      </text:list>
      <text:p text:style-name="P4"><text:span text:style-name="T7">□ </text:span><text:span text:style-name="T8">én<text:tab/></text:span><text:span text:style-name="T7">□ </text:span><text:span text:style-name="T8">akinek engedélyt adtam<text:line-break/></text:span><text:span text:style-name="T7">□ </text:span><text:span text:style-name="T8">a felhő szolgáltató<text:tab/></text:span><text:span text:style-name="T7">□ </text:span><text:span text:style-name="T8">bárki, akinek a felhő szolgáltató az adatokat kiadja</text:span></text:p>
      <text:list text:continue-numbering="true" text:style-name="Kérdések_20_száma">
        <text:list-item>
          <text:p text:style-name="P5">Mi a<text:span text:style-name="T9"> kabalaállata</text:span> a Linuxnak?</text:p>
        </text:list-item>
      </text:list>
      <text:p text:style-name="P6">□ egér<text:tab/>□ pingvin<text:tab/>□ gepárd<text:tab/>□ <text:span text:style-name="T10">róka</text:span></text:p>
      <text:list text:continue-numbering="true" text:style-name="Kérdések_20_száma">
        <text:list-item>
          <text:p text:style-name="P7">Milyen tulajdonsággal rendelkeznek a szabad szoftverek?</text:p>
        </text:list-item>
      </text:list>
      <text:p text:style-name="Lehetőségek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/text:p>
      <text:list text:continue-numbering="true" text:style-name="Kérdések_20_száma">
        <text:list-item>
          <text:p text:style-name="P8">Többek között melyik szoftverekkel szerkeszthető az OpenStreetMap térképe?</text:p>
        </text:list-item>
      </text:list>
      <text:p text:style-name="P3">□ JOSM – Java OpenStreetMap Editor<text:tab/><text:tab/>□ OsmAnd<text:line-break/>□ <text:span text:style-name="T3">Organic Maps</text:span><text:tab/><text:tab/><text:tab/>□ <text:span text:style-name="T4">i</text:span>D Editor</text:p>
      <text:list text:continue-numbering="true" text:style-name="Kérdések_20_száma">
        <text:list-item>
          <text:p text:style-name="P9"><text:span text:style-name="T11">A Fedora, a Linux Mint, az Ubuntu </text:span>operációs rendszer:</text:p>
        </text:list-item>
      </text:list>
      <text:p text:style-name="P10"><text:span text:style-name="T7">□ </text:span><text:span text:style-name="T12">i</text:span><text:span text:style-name="T7">ngyenesen letölthető és használható, a frissítések is ingyenesek.<text:line-break/>□ </text:span><text:span text:style-name="T12">f</text:span><text:span text:style-name="T7">izetés ellenében letölthető és használható, a frissítések viszont ingyenesek.<text:line-break/>□ </text:span><text:span text:style-name="T12">f</text:span><text:span text:style-name="T7">izetés ellenében letölthető és használhat</text:span>ó, és a frissítésekért is fizetni kell.</text:p>
      <text:list text:continue-numbering="true" text:style-name="Kérdések_20_száma">
        <text:list-item>
          <text:p text:style-name="P11">Kik szerkeszthetik a Wikipédia enciklopédi<text:span text:style-name="T13">át és az OpenStreetMap térképet?</text:span></text:p>
        </text:list-item>
      </text:list>
      <text:p text:style-name="P12">□ <text:span text:style-name="T14">Bárki</text:span><text:tab/>□ <text:span text:style-name="T14">Bárki, aki regisztrált<text:tab/></text:span>□ <text:span text:style-name="T14">Csak miniszteri engedéllyel</text:span></text:p>
      <text:list text:continue-numbering="true" text:style-name="Kérdések_20_száma">
        <text:list-item>
          <text:p text:style-name="P13"><text:soft-page-break/>Mi a helyes eljárás, ha a Moz<text:span text:style-name="T15">i</text:span>lla, a LibreOffice, az Ubuntu vagy más nyílt forráskódú termékben hibát találok?</text:p>
        </text:list-item>
      </text:list>
      <text:p text:style-name="P14"><text:span text:style-name="T16">□ Megpróbálok kapcsolatba lépni a maffiával, ők úgyis mindent el tudnak intézni<text:line-break/>□ A</text:span><text:span text:style-name="T17">z adott projekt </text:span><text:span text:style-name="T16">webhely</text:span><text:span text:style-name="T17">é</text:span><text:span text:style-name="T16">n megpróbálom megkeresni a hibát. Ha nem találom meg, akkor részletesen leírom, hogyan sikerült előidézni a problémát és – szükség esetén – megadom a hibát okozó dokumentumot vagy weboldalt.<text:line-break/>□ Szörnyű haragomban DVD-lemez áldozatot mutatok be teliholdkor és „Mozilla könyve” még nem publikus fejezeteiből idézeteket olvasok fel.</text:span></text:p>
      <text:list text:continue-numbering="true" text:style-name="Kérdések_20_száma">
        <text:list-item>
          <text:p text:style-name="P15">Tudsz-e Windows 10 alatt linux-<text:span text:style-name="T18">os</text:span> programokat futtatni?</text:p>
        </text:list-item>
      </text:list>
      <text:p text:style-name="P16">□ Virtuális gépben<text:tab/>□ <text:span text:style-name="T19">H</text:span>a van <text:span text:style-name="T19">w</text:span>indowsos változata<text:span text:style-name="T14"><text:tab/></text:span>□ W.I.N.E. alatt<text:line-break/>□ Szinte mindegyiket<text:tab/><text:span text:style-name="T20">lehet<text:tab/><text:tab/></text:span>□ Nem lehet futtatni</text:p>
      <text:list text:continue-numbering="true" text:style-name="Kérdések_20_száma">
        <text:list-item>
          <text:p text:style-name="P17">Ki férhet hozzá a titkosított csatornán (smtps/starttls) küldött levelekhez?</text:p>
        </text:list-item>
      </text:list>
      <text:p text:style-name="P18"><text:span text:style-name="T7">□ </text:span><text:span text:style-name="T21">a címzett</text:span><text:span text:style-name="T7"><text:line-break/>□</text:span><text:span text:style-name="T22"> a címzett levelező szolgáltatójának rendszergazdája</text:span><text:span text:style-name="T7"><text:line-break/>□ </text:span><text:span text:style-name="T22">az összes –</text:span><text:span text:style-name="T23"> </text:span><text:span text:style-name="T22">a továbbításban részt vevő –</text:span><text:span text:style-name="T23"> </text:span><text:span text:style-name="T22">levelező szerve</text:span><text:span text:style-name="T24">r</text:span><text:span text:style-name="T22"> rendszergazdája<text:line-break/>□ </text:span><text:span text:style-name="T23">bárki</text:span></text:p>
      <text:list text:continue-numbering="true" text:style-name="Kérdések_20_száma">
        <text:list-item>
          <text:p text:style-name="P19"><text:span text:style-name="T7">Hány hetente jelenik meg új </text:span><text:span text:style-name="T25">fő</text:span><text:span text:style-name="T7">verzió a Firefox </text:span><text:span text:style-name="T26">internet </text:span><text:span text:style-name="T27">böngészőből</text:span><text:span text:style-name="T7">? </text:span></text:p>
        </text:list-item>
      </text:list>
      <text:p text:style-name="P20">□ <text:span text:style-name="T28">6</text:span><text:tab/>□ <text:span text:style-name="T28">4</text:span><text:tab/>□ 43</text:p>
      <text:list text:continue-numbering="true" text:style-name="Kérdések_20_száma">
        <text:list-item>
          <text:p text:style-name="P21">Mi a W.I.N.E. szó jelentése ?</text:p>
        </text:list-item>
      </text:list>
      <text:p text:style-name="P22"><text:span text:style-name="T21">□ </text:span>Windows Interactive Natural <text:s/>Engine<text:tab/><text:span text:style-name="T21">□ </text:span>Wine Is Not Emulator<text:line-break/><text:span text:style-name="T21">□ </text:span>Wicked Installer Not Effective<text:tab/><text:span text:style-name="T21">□ B.O.R.</text:span></text:p>
      <text:list text:continue-numbering="true" text:style-name="Kérdések_20_száma">
        <text:list-item>
          <text:p text:style-name="P23">Milyen módon lehet részt venni a szabad szoftverekkel és -tartalommal kapcsolatos tevékenységekben?</text:p>
        </text:list-item>
      </text:list>
      <text:p text:style-name="P24">□ Programozással<text:tab/>□ Fordítással<text:tab/>□ Teszteléssel<text:tab/>□ Cikk írással<text:line-break/>□ POI-k felvételével<text:tab/>□ Előadásokkal<text:tab/>□ Ismerősök számára bemutatókkal<text:line-break/>□ Helyszíni önkéntes munkával<text:tab/>□ Közösségi oldalra kihelyezett tartalommal<text:line-break/>□ Fórumos segítségnyújtással<text:tab/>□ Dokumentáció írással<text:line-break/>□ Térképszerkesztéssel<text:tab/>□ Bármi egyéb jó ötlettel</text:p>
      <text:list text:continue-numbering="true" text:style-name="Kérdések_20_száma">
        <text:list-item>
          <text:p text:style-name="P9">Mi a méltányos kereskedelem- fair trade?</text:p>
        </text:list-item>
      </text:list>
      <text:p text:style-name="P25">□ Az a kereskedelmi kapcsolat, amely párbeszéden, tiszteleten alapul, átlátható és nagyobb egyenlőségre törekszik<text:line-break/>□ Max Havelaar utópisztikus regénye a XXII. század gyarmati rendszeréről<text:line-break/>□ Társasjáték tőzsdecápáknak</text:p>
      <text:list text:continue-numbering="true" text:style-name="Kérdések_20_száma">
        <text:list-item>
          <text:p text:style-name="P26">Milyen platformra vagy platformokra érhető el a Firefox mobil verziója?</text:p>
        </text:list-item>
      </text:list>
      <text:p text:style-name="P27">□ Symbian<text:tab/>□ Bada<text:tab/>□ Android<text:tab/>□ iOS</text:p>
      <text:list text:continue-numbering="true" text:style-name="Kérdések_20_száma">
        <text:list-item>
          <text:p text:style-name="P9">A dokumentumszabadság fontos, mert … </text:p>
        </text:list-item>
      </text:list>
      <text:p text:style-name="P10">□ Mindenki szabadon hozhat létre, küldhet, menthet el elektronikus dokumentumokat anélkül, hogy egy adott cég saját tulajdonú szoftverjét kellene használnia.<text:line-break/>□ Egy szabad világban a dokumentumokat is megilleti a szabadság.<text:line-break/>□ Így több vicces prezentációt kaphatok barátaimtól, munkatársaimtól.</text:p>
      <text:list text:continue-numbering="true" text:style-name="Kérdések_20_száma">
        <text:list-item>
          <text:p text:style-name="P28"><text:soft-page-break/>Hogyan lehet titkosítani egy elküldendő e-mailt?</text:p>
        </text:list-item>
      </text:list>
      <text:p text:style-name="P29">□ <text:span text:style-name="T29">Felesleges titkosítani a leveleket csak a küldő és csak a fogadó láthatja.</text:span><text:line-break/>□ <text:span text:style-name="T29">GnuPG segítségével (akár a Thunderbird levelező és az Enigmail kiterjesztéssel) egyszerűen titkosíthatunk.</text:span><text:line-break/>□ <text:span text:style-name="T30">A magánhangzókat soha ne írjuk bele a levélbe.</text:span></text:p>
      <text:list text:continue-numbering="true" text:style-name="Kérdések_20_száma">
        <text:list-item>
          <text:p text:style-name="P30">Válassz erős jelszót! Mely<text:span text:style-name="T31">ikeket</text:span> választaná<text:span text:style-name="T32">d</text:span> ezekbő<text:span text:style-name="T33">l?</text:span></text:p>
        </text:list-item>
      </text:list>
      <text:p text:style-name="P31"><text:span text:style-name="T16">□ </text:span><text:span text:style-name="T34">Peter-13<text:tab/></text:span><text:span text:style-name="T16">□ </text:span><text:span text:style-name="T34">123456<text:tab/></text:span><text:span text:style-name="T16">□ </text:span><text:span text:style-name="T34">test123<text:tab/>□ 8475_VzEs@Jt</text:span></text:p>
      <text:list text:continue-numbering="true" text:style-name="Kérdések_20_száma">
        <text:list-item>
          <text:p text:style-name="P32"><text:span text:style-name="T35">Melyik Creative Commons licenc segítségével tudod az alkotásaidat szabadon terjeszteni</text:span>?</text:p>
        </text:list-item>
      </text:list>
      <text:p text:style-name="P33">□ <text:span text:style-name="T35">CC-BY</text:span><text:tab/>□ <text:span text:style-name="T35">CC-BY-NC</text:span><text:tab/>□ <text:span text:style-name="T35">CC-BY-ND<text:line-break/>□ CC-BY-NC-ND<text:tab/>□ CC-BY-SA<text:tab/>□ CC-BY-SA-NC</text:span></text:p>
      <text:list text:continue-numbering="true" text:style-name="Kérdések_20_száma">
        <text:list-item>
          <text:p text:style-name="P34">Mi az a Live CD?</text:p>
        </text:list-item>
      </text:list>
      <text:p text:style-name="P35">□ CD-meghajtó javító CD, amely kitisztítja és új életet lehel a meghajtóba.<text:line-break/><text:span text:style-name="T36">□ A Magyar Hangfelvétel-kiadók Szövetsége válogatás CD-je az idén felvett koncertekről.<text:line-break/>□ A Linux telepítő CD-je, ahol telepítés előtt ki lehet próbálni a rendszert. Pendrive-ra írva is telepíthető, de akár napi használatra is alkalmas.</text:span></text:p>
      <text:list text:continue-numbering="true" text:style-name="Kérdések_20_száma">
        <text:list-item>
          <text:p text:style-name="P36"><text:span text:style-name="T37">Nagyjából h</text:span>ány gigabájt az OpenStreetMap világméretű térképi adatbázisa?</text:p>
        </text:list-item>
      </text:list>
      <text:p text:style-name="P35">□ <text:span text:style-name="T14">15</text:span><text:tab/>□ <text:span text:style-name="T28">72</text:span><text:tab/>□ <text:span text:style-name="T14">206<text:tab/>□ 404</text:span></text:p>
      <text:list text:continue-numbering="true" text:style-name="Kérdések_20_száma">
        <text:list-item>
          <text:p text:style-name="P37">Mi az OpenBadges?</text:p>
        </text:list-item>
      </text:list>
      <text:p text:style-name="P38"><text:span text:style-name="T38">□ </text:span><text:span text:style-name="T39">Digitális jelvény a tudás elismerésére</text:span><text:span text:style-name="T40"><text:tab/></text:span><text:span text:style-name="T38">□ </text:span><text:span text:style-name="T39">Szórakozóhely a Városligetben<text:line-break/></text:span><text:span text:style-name="T38">□ </text:span><text:span text:style-name="T41">Bee Gees emlékzenekar</text:span><text:span text:style-name="T40"><text:tab/></text:span><text:span text:style-name="T38">□ </text:span><text:span text:style-name="T42">Egy rakéta platform a NASA-nál</text:span></text:p>
      <text:list text:continue-numbering="true" text:style-name="Kérdések_20_száma">
        <text:list-item>
          <text:p text:style-name="P23">Ezek közül melyek szabad szoftverek?</text:p>
        </text:list-item>
      </text:list>
      <text:p text:style-name="P39">□ VLC<text:tab/>□ Microsoft Office<text:tab/>□ Firefox<text:tab/>□ Autodesk AutoCAD<text:line-break/>□ FreeCAD<text:tab/>□ Photoshop<text:tab/>□ LibreOffice<text:tab/>□ Google Chrome<text:line-break/>□ GIMP<text:tab/>□ Deezer<text:tab/>□ OpenShot<text:tab/>□ Simutrans<text:line-break/>□ Thunderbird<text:tab/>□ Call of Duty<text:tab/>□ DarkTable<text:tab/>□ μTorrent<text:line-break/>□ QGIS<text:tab/>□ Google Docs<text:tab/>□ Transmission<text:tab/>□ Total Commander<text:line-break/>□ Facebook<text:tab/>□ OpenWRT<text:tab/>□ Spotify<text:tab/>□ Double Commander<text:line-break/>□ Microsoft Windows<text:tab/>□ Unvanquished<text:tab/>□ WinRAR<text:tab/>□ Mixxx</text:p>
      <text:p text:style-name="P40"><text:span text:style-name="T43">□ </text:span><text:span text:style-name="T44">Igen, </text:span><text:span text:style-name="T45">sz</text:span><text:span text:style-name="T46">eretnék kérni e-mailben több információt és hasznos linkeket</text:span><text:span text:style-name="T43"> arról, hogy miképpen vehetek részt a szabad szoftverek fejlesztésében, tesztelésében, dokumentálásában, népszerűsítésében! </text:span><text:span text:style-name="T47">Ne felejtsd el megadni az email-címedet.</text:span><text:span text:style-name="T46"><text:line-break/></text:span><text:span text:style-name="T43">□ </text:span><text:span text:style-name="T48">Kérek egy </text:span><text:span text:style-name="T49">digitális jelvényt a </text:span><text:span text:style-name="T50">kvíz</text:span><text:span text:style-name="T49"> kitöltéséért</text:span><text:span text:style-name="T48">!</text:span></text:p>
      <text:p text:style-name="P41"/>
      <text:p text:style-name="P42"><text:span text:style-name="T51">Név:</text:span><text:tab/><text:tab/></text:p>
      <text:p text:style-name="P43"/>
      <text:p text:style-name="P43"><text:span text:style-name="T51">E-mail cím:</text:span><text:tab/><text:tab/></text:p>
      <text:p text:style-name="P44">Honnan hallottál a szabad szoftverekről: <text:tab/></text:p>
      <text:p text:style-name="P44">Mióta használsz Firefoxot <text:span text:style-name="T52">és Thunderbirdöt</text:span>: <text:tab/> <text:span text:style-name="T53">éve</text:span></text:p>
      <text:p text:style-name="P44">Mióta használsz <text:span text:style-name="T52">valamilyen Linuxot</text:span>: <text:tab/> <text:span text:style-name="T53">éve</text:span></text:p>
      <text:p text:style-name="P45">Mióta használsz <text:span text:style-name="T30">LibreOffice-ot: <text:tab/> éve</text:span></text:p>
      <text:list text:continue-numbering="true" text:style-name="Kérdések_20_száma">
        <text:list-item>
          <text:p text:style-name="P46">Mi a véleményed a Firefoxról és a Firefox androidos verziójáról?</text:p>
        </text:list-item>
      </text:list>
      <text:p text:style-name="Lehetőségek"><text:line-break/><text:line-break/></text:p>
      <text:list text:continue-numbering="true" text:style-name="Kérdések_20_száma">
        <text:list-item>
          <text:p text:style-name="Kérdések"><text:span text:style-name="T54">Szívesen részt vennél a </text:span>Mozilla, <text:span text:style-name="T54">Wikipédia, az OpenStreetMap, a Linux Mint, a Fedora projektekben? Ha igen, akkor melyikekben?</text:span></text:p>
        </text:list-item>
      </text:list>
      <text:p text:style-name="Lehetőségek"><text:line-break/><text:line-break/></text:p>
      <text:list text:continue-numbering="true" text:style-name="Kérdések_20_száma">
        <text:list-item>
          <text:p text:style-name="Kérdések">Milyen Mozilla termékeket és szolgáltatásokat használsz?</text:p>
        </text:list-item>
      </text:list>
      <text:p text:style-name="Lehetőségek"><text:line-break/><text:line-break/><text:line-break/></text:p>
      <text:list text:continue-numbering="true" text:style-name="Kérdések_20_száma">
        <text:list-item>
          <text:p text:style-name="Kérdések">Honnan informálódsz a <text:span text:style-name="T55">szabad szoftverekkel, szabad tartalomról</text:span> kapcsolatos hírekről?</text:p>
        </text:list-item>
      </text:list>
      <text:p text:style-name="P47"><text:line-break/><text:line-break/><text:line-break/></text:p>
      <text:list text:continue-numbering="true" text:style-name="Kérdések_20_száma">
        <text:list-item>
          <text:p text:style-name="P48">Ide rajzolhatsz valamit, ami a <text:span text:style-name="T56">szabad szoftverekkel</text:span> kapcsolatos ;o) :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Általános" style:font-family-generic="swiss" style:font-pitch="variable"/>
    <style:font-face style:name="Linux Libertine G" svg:font-family="'Linux Libertine G'"/>
    <style:font-face style:name="Linux Libertine G1" svg:font-family="'Linux Libertine G'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agyar Linux Libertine G" svg:font-family="'Magyar Linux Libertine G'" style:font-adornments="Általános" style:font-pitch="variable"/>
    <style:font-face style:name="OpenSymbol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hu" fo:country="HU" style:letter-kerning="true" style:font-name-asian="AR PL UMing H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hu" fo:country="HU" style:letter-kerning="true" style:font-name-asian="AR PL UMing H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101cm" fo:margin-bottom="0.199cm" style:contextual-spacing="false" fo:text-indent="0cm" style:auto-text-indent="false" style:page-number="auto" style:writing-mode="page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1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list-style-name="Kérdések_20_száma" style:master-page-name="">
      <style:paragraph-properties fo:margin-top="0.15cm" fo:margin-bottom="0cm" style:contextual-spacing="false" fo:text-align="justify" style:justify-single-word="false" fo:keep-together="always" style:page-number="auto" fo:padding="0.101cm" fo:border-left="0.99pt solid #000000" fo:border-right="none" fo:border-top="none" fo:border-bottom="none" style:shadow="none" fo:keep-with-next="always" style:writing-mode="page">
        <style:tab-stops/>
      </style:paragraph-properties>
      <style:text-properties fo:font-variant="small-caps" style:font-name="DejaVu Sans1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2%" style:num-format="" text:start-value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" style:num-format="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loext:num-list-format="%4%" style:num-format="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loext:num-list-format="%5%" style:num-format="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loext:num-list-format="%6%" style:num-format="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loext:num-list-format="%7%" style:num-format="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loext:num-list-format="%8%" style:num-format="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loext:num-list-format="%9%" style:num-format="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loext:num-list-format="%10%" style:num-format="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WW8Num2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Kérdések_20_száma" style:display-name="Kérdések szám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45103d"/>
    </style:style>
    <style:style style:name="MT3" style:family="text">
      <style:text-properties style:text-underline-style="none" officeooo:rsid="0031bad1"/>
    </style:style>
    <style:style style:name="MT4" style:family="text">
      <style:text-properties style:text-underline-style="none" officeooo:rsid="005eaade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header>
        <text:p text:style-name="MP1"><text:title>OpenSource KVÍZ</text:title><text:span text:style-name="MT1"><text:tab/><text:tab/></text:span><text:span text:style-name="MT2">3</text:span><text:span text:style-name="MT3">.</text:span><text:span text:style-name="MT4">4</text:span></text:p>
      </style:header>
      <style:footer>
        <text:p text:style-name="Footer"><text:tab/>[ <text:page-number text:select-page="current">4</text:page-number><text:s/>| <text:page-count>4</text:page-count><text:s/>]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mi </meta:initial-creator>
    <meta:creation-date>2011-03-26T15:13:16</meta:creation-date>
    <dc:date>2025-04-29T11:25:14.736967220</dc:date>
    <meta:editing-duration>PT11H28M9S</meta:editing-duration>
    <meta:editing-cycles>253</meta:editing-cycles>
    <meta:generator>LibreOffice/24.8.5.2$Linux_X86_64 LibreOffice_project/480$Build-2</meta:generator>
    <dc:title>OpenSource KVÍZ</dc:title>
    <meta:printed-by>kami </meta:printed-by>
    <meta:print-date>2011-07-13T12:19:27</meta:print-date>
    <meta:document-statistic meta:table-count="0" meta:image-count="0" meta:object-count="0" meta:page-count="4" meta:paragraph-count="70" meta:word-count="959" meta:character-count="6469" meta:non-whitespace-character-count="5570"/>
  </office:meta>
</office:document-meta>
</file>